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43">
            <text:p>4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42">
            <text:p>42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42">
            <text:p>42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87">
            <text:p>87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48">
            <text:p>4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19.890000000000001">
            <text:p>19.8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12];[.I$1:.I$1048576];0)" office:value-type="float" office:value="67">
            <text:p>6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R13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R14];[.I$1:.I$1048576];0)" office:value-type="float" office:value="21">
            <text:p>2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R15];[.I$1:.I$1048576];0)" office:value-type="float" office:value="84">
            <text:p>8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R16];[.I$1:.I$1048576];0)" office:value-type="float" office:value="84">
            <text:p>84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R17];[.I$1:.I$1048576];0)" office:value-type="float" office:value="45">
            <text:p>45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R18];[.I$1:.I$1048576];0)" office:value-type="float" office:value="47">
            <text:p>47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style-name="ACE-1" table:formula="of:=LARGE([.I$1:.I$1048576];15)" office:value-type="float" office:value="0.68100000000000005">
            <text:p>0.681</text:p>
          </table:table-cell>
          <table:table-cell table:style-name="ACE-1" table:formula="of:=MATCH([.R19];[.I$1:.I$1048576];0)" office:value-type="float" office:value="36">
            <text:p>36</text:p>
          </table:table-cell>
          <table:table-cell table:number-columns-repeated="109" table:style-name="ACE-1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style-name="ACE-1" table:formula="of:=LARGE([.I$1:.I$1048576];16)" office:value-type="float" office:value="0.68079999999999996">
            <text:p>0.6808</text:p>
          </table:table-cell>
          <table:table-cell table:style-name="ACE-1" table:formula="of:=MATCH([.R20];[.I$1:.I$1048576];0)" office:value-type="float" office:value="81">
            <text:p>81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style-name="ACE-1" table:formula="of:=LARGE([.I$1:.I$1048576];17)" office:value-type="float" office:value="0.67469999999999997">
            <text:p>0.6747</text:p>
          </table:table-cell>
          <table:table-cell table:style-name="ACE-1" table:formula="of:=MATCH([.R21];[.I$1:.I$1048576];0)" office:value-type="float" office:value="32">
            <text:p>32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style-name="ACE-1" table:formula="of:=LARGE([.I$1:.I$1048576];18)" office:value-type="float" office:value="0.67159999999999997">
            <text:p>0.6716</text:p>
          </table:table-cell>
          <table:table-cell table:style-name="ACE-1" table:formula="of:=MATCH([.R22];[.I$1:.I$1048576];0)" office:value-type="float" office:value="89">
            <text:p>8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9)" office:value-type="float" office:value="0.67090000000000005">
            <text:p>0.6709</text:p>
          </table:table-cell>
          <table:table-cell table:style-name="ACE-1" table:formula="of:=MATCH([.R23];[.I$1:.I$1048576];0)" office:value-type="float" office:value="65">
            <text:p>6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R24];[.I$1:.I$1048576];0)" office:value-type="float" office:value="65">
            <text:p>6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28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0">
          <gnm:selection gnm:start-col="14" gnm:start-row="10" gnm:end-col="14" gnm:end-row="10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1:08:54Z</dc:date>
    <meta:editing-cycles>61</meta:editing-cycles>
    <meta:editing-duration>P1DT2H39M15S</meta:editing-duration>
    <meta:generator>gnumeric/1.12.46</meta:generator>
  </office:meta>
</office:document-meta>
</file>